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912cm" fo:margin-left="-0.3cm" fo:margin-top="0cm" fo:margin-bottom="0cm" table:align="left" style:writing-mode="lr-tb"/>
    </style:style>
    <style:style style:name="Table1.A" style:family="table-column">
      <style:table-column-properties style:column-width="8.943cm"/>
    </style:style>
    <style:style style:name="Table1.B" style:family="table-column">
      <style:table-column-properties style:column-width="8.96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176cm" fo:border="1pt solid #cccccc">
        <style:background-image/>
      </style:table-cell-properties>
    </style:style>
    <style:style style:name="Table1.B1" style:family="table-cell">
      <style:table-cell-properties fo:background-color="#cccccc" fo:padding="0.176cm" fo:border-left="1pt solid #cccccc" fo:border-right="1pt solid #b7b7b7" fo:border-top="1pt solid #b7b7b7" fo:border-bottom="1pt solid #b7b7b7">
        <style:background-image/>
      </style:table-cell-properties>
    </style:style>
    <style:style style:name="Table1.A2" style:family="table-cell">
      <style:table-cell-properties fo:padding="0.176cm" fo:border="1pt solid #cccccc"/>
    </style:style>
    <style:style style:name="Table1.B2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3" style:family="table-cell">
      <style:table-cell-properties fo:padding="0.176cm" fo:border="1pt solid #cccccc"/>
    </style:style>
    <style:style style:name="Table1.B3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4" style:family="table-cell">
      <style:table-cell-properties fo:padding="0.176cm" fo:border="1pt solid #cccccc"/>
    </style:style>
    <style:style style:name="Table1.B4" style:family="table-cell">
      <style:table-cell-properties fo:padding="0.176cm" fo:border-left="1pt solid #cccccc" fo:border-right="1pt solid #b7b7b7" fo:border-top="1pt solid #b7b7b7" fo:border-bottom="1pt solid #cccccc"/>
    </style:style>
    <style:style style:name="Table1.A5" style:family="table-cell">
      <style:table-cell-properties fo:padding="0.176cm" fo:border="1pt solid #cccccc"/>
    </style:style>
    <style:style style:name="Table1.B5" style:family="table-cell">
      <style:table-cell-properties fo:padding="0.176cm" fo:border="1pt solid #cccccc"/>
    </style:style>
    <style:style style:name="Table1.A6" style:family="table-cell">
      <style:table-cell-properties fo:padding="0.176cm" fo:border="1pt solid #cccccc"/>
    </style:style>
    <style:style style:name="Table1.B6" style:family="table-cell">
      <style:table-cell-properties fo:padding="0.176cm" fo:border-left="1pt solid #cccccc" fo:border-right="1pt solid #b7b7b7" fo:border-top="1pt solid #cccccc" fo:border-bottom="1pt solid #b7b7b7"/>
    </style:style>
    <style:style style:name="Table1.A7" style:family="table-cell">
      <style:table-cell-properties fo:padding="0.176cm" fo:border="1pt solid #cccccc"/>
    </style:style>
    <style:style style:name="Table1.B7" style:family="table-cell">
      <style:table-cell-properties fo:padding="0.176cm" fo:border-left="1pt solid #cccccc" fo:border-right="1pt solid #b7b7b7" fo:border-top="1pt solid #b7b7b7" fo:border-bottom="1pt solid #d9d9d9"/>
    </style:style>
    <style:style style:name="Table1.A8" style:family="table-cell">
      <style:table-cell-properties fo:padding="0.176cm" fo:border-left="1pt solid #cccccc" fo:border-right="1pt solid #d9d9d9" fo:border-top="1pt solid #cccccc" fo:border-bottom="1pt solid #cccccc"/>
    </style:style>
    <style:style style:name="Table1.B8" style:family="table-cell">
      <style:table-cell-properties fo:padding="0.176cm" fo:border="1pt solid #d9d9d9"/>
    </style:style>
    <style:style style:name="Table1.A9" style:family="table-cell">
      <style:table-cell-properties fo:padding="0.176cm" fo:border-left="1pt solid #cccccc" fo:border-right="1pt solid #d9d9d9" fo:border-top="1pt solid #cccccc" fo:border-bottom="1pt solid #cccccc"/>
    </style:style>
    <style:style style:name="Table1.B9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1.A10" style:family="table-cell">
      <style:table-cell-properties fo:padding="0.176cm" fo:border="1pt solid #cccccc"/>
    </style:style>
    <style:style style:name="Table1.B10" style:family="table-cell">
      <style:table-cell-properties fo:padding="0.176cm" fo:border="1pt solid #cccccc"/>
    </style:style>
    <style:style style:name="Table1.A11" style:family="table-cell">
      <style:table-cell-properties fo:padding="0.176cm" fo:border="1pt solid #cccccc"/>
    </style:style>
    <style:style style:name="Table1.B11" style:family="table-cell">
      <style:table-cell-properties fo:padding="0.176cm" fo:border-left="1pt solid #cccccc" fo:border-right="1pt solid #b7b7b7" fo:border-top="1pt solid #cccccc" fo:border-bottom="1pt solid #b7b7b7"/>
    </style:style>
    <style:style style:name="Table1.A12" style:family="table-cell">
      <style:table-cell-properties fo:padding="0.176cm" fo:border="1pt solid #cccccc"/>
    </style:style>
    <style:style style:name="Table1.B12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13" style:family="table-cell">
      <style:table-cell-properties fo:padding="0.176cm" fo:border="1pt solid #cccccc"/>
    </style:style>
    <style:style style:name="Table1.B13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14" style:family="table-cell">
      <style:table-cell-properties fo:padding="0.176cm" fo:border="1pt solid #cccccc"/>
    </style:style>
    <style:style style:name="Table1.B14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15" style:family="table-cell">
      <style:table-cell-properties fo:padding="0.176cm" fo:border="1pt solid #cccccc"/>
    </style:style>
    <style:style style:name="Table1.B15" style:family="table-cell">
      <style:table-cell-properties fo:padding="0.176cm" fo:border-left="1pt solid #cccccc" fo:border-right="1pt solid #b7b7b7" fo:border-top="1pt solid #b7b7b7" fo:border-bottom="1pt solid #d9d9d9"/>
    </style:style>
    <style:style style:name="Table1.A16" style:family="table-cell">
      <style:table-cell-properties fo:padding="0.176cm" fo:border-left="1pt solid #cccccc" fo:border-right="1pt solid #d9d9d9" fo:border-top="1pt solid #cccccc" fo:border-bottom="1pt solid #cccccc"/>
    </style:style>
    <style:style style:name="Table1.B16" style:family="table-cell">
      <style:table-cell-properties fo:padding="0.176cm" fo:border="1pt solid #d9d9d9"/>
    </style:style>
    <style:style style:name="Table1.A17" style:family="table-cell">
      <style:table-cell-properties fo:padding="0.176cm" fo:border="1pt solid #cccccc"/>
    </style:style>
    <style:style style:name="Table1.B17" style:family="table-cell">
      <style:table-cell-properties fo:padding="0.176cm" fo:border-left="1pt solid #cccccc" fo:border-right="1pt solid #b7b7b7" fo:border-top="1pt solid #d9d9d9" fo:border-bottom="1pt solid #b7b7b7"/>
    </style:style>
    <style:style style:name="Table1.A18" style:family="table-cell">
      <style:table-cell-properties fo:padding="0.176cm" fo:border="1pt solid #cccccc"/>
    </style:style>
    <style:style style:name="Table1.B18" style:family="table-cell">
      <style:table-cell-properties fo:padding="0.176cm" fo:border-left="1pt solid #cccccc" fo:border-right="1pt solid #b7b7b7" fo:border-top="1pt solid #b7b7b7" fo:border-bottom="1pt solid #cccccc"/>
    </style:style>
    <style:style style:name="Table1.A19" style:family="table-cell">
      <style:table-cell-properties fo:padding="0.176cm" fo:border="1pt solid #cccccc"/>
    </style:style>
    <style:style style:name="Table1.B19" style:family="table-cell">
      <style:table-cell-properties fo:padding="0.176cm" fo:border="1pt solid #cccccc"/>
    </style:style>
    <style:style style:name="Table1.A20" style:family="table-cell">
      <style:table-cell-properties fo:padding="0.176cm" fo:border="1pt solid #cccccc"/>
    </style:style>
    <style:style style:name="Table1.B20" style:family="table-cell">
      <style:table-cell-properties fo:padding="0.176cm" fo:border-left="1pt solid #cccccc" fo:border-right="1pt solid #b7b7b7" fo:border-top="1pt solid #cccccc" fo:border-bottom="1pt solid #b7b7b7"/>
    </style:style>
    <style:style style:name="Table1.A21" style:family="table-cell">
      <style:table-cell-properties fo:padding="0.176cm" fo:border="1pt solid #cccccc"/>
    </style:style>
    <style:style style:name="Table1.B21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22" style:family="table-cell">
      <style:table-cell-properties fo:padding="0.176cm" fo:border="1pt solid #cccccc"/>
    </style:style>
    <style:style style:name="Table1.B22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23" style:family="table-cell">
      <style:table-cell-properties fo:padding="0.176cm" fo:border="1pt solid #cccccc"/>
    </style:style>
    <style:style style:name="Table1.B23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24" style:family="table-cell">
      <style:table-cell-properties fo:padding="0.176cm" fo:border="1pt solid #cccccc"/>
    </style:style>
    <style:style style:name="Table1.B24" style:family="table-cell">
      <style:table-cell-properties fo:padding="0.176cm" fo:border-left="1pt solid #cccccc" fo:border-right="1pt solid #b7b7b7" fo:border-top="1pt solid #b7b7b7" fo:border-bottom="1pt solid #b7b7b7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officeooo:paragraph-rsid="00126070"/>
    </style:style>
    <style:style style:name="P2" style:family="paragraph" style:parent-style-name="Standard">
      <style:text-properties officeooo:paragraph-rsid="00126070"/>
    </style:style>
    <style:style style:name="T1" style:family="text">
      <style:text-properties fo:color="#ff0000" fo:font-size="12pt" fo:font-weight="bold" style:font-size-asian="12pt" style:font-weight-asian="bold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ff0000"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Categoria</text:span></text:p>
          </table:table-cell>
          <table:table-cell table:style-name="Table1.B1" office:value-type="string">
            <text:p text:style-name="P1"><text:span text:style-name="T1">Quantidade 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">Analista político </text:span></text:p>
          </table:table-cell>
          <table:table-cell table:style-name="Table1.B2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3" office:value-type="string">
            <text:p text:style-name="P1"><text:span text:style-name="T2">Arqueólogo</text:span></text:p>
          </table:table-cell>
          <table:table-cell table:style-name="Table1.B3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4" office:value-type="string">
            <text:p text:style-name="P1"><text:span text:style-name="T2">Arquiteto</text:span></text:p>
          </table:table-cell>
          <table:table-cell table:style-name="Table1.B4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2">Cientista político</text:span></text:p>
          </table:table-cell>
          <table:table-cell table:style-name="Table1.B5" office:value-type="string">
            <text:p text:style-name="P1"><text:span text:style-name="T2">6</text:span></text:p>
          </table:table-cell>
        </table:table-row>
        <table:table-row table:style-name="Table1.1">
          <table:table-cell table:style-name="Table1.A6" office:value-type="string">
            <text:p text:style-name="P1"><text:span text:style-name="T2">Diplomata</text:span></text:p>
          </table:table-cell>
          <table:table-cell table:style-name="Table1.B6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7" office:value-type="string">
            <text:p text:style-name="P1"><text:span text:style-name="T2">Descente da família real</text:span></text:p>
          </table:table-cell>
          <table:table-cell table:style-name="Table1.B7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8" office:value-type="string">
            <text:p text:style-name="P1"><text:span text:style-name="T2">Escritor</text:span></text:p>
          </table:table-cell>
          <table:table-cell table:style-name="Table1.B8" office:value-type="string">
            <text:p text:style-name="P1"><text:span text:style-name="T2">10</text:span></text:p>
          </table:table-cell>
        </table:table-row>
        <table:table-row table:style-name="Table1.1">
          <table:table-cell table:style-name="Table1.A9" office:value-type="string">
            <text:p text:style-name="P1"><text:span text:style-name="T2">Jornalista</text:span></text:p>
          </table:table-cell>
          <table:table-cell table:style-name="Table1.B9" office:value-type="string">
            <text:p text:style-name="P1"><text:span text:style-name="T2">6</text:span></text:p>
          </table:table-cell>
        </table:table-row>
        <table:table-row table:style-name="Table1.1">
          <table:table-cell table:style-name="Table1.A10" office:value-type="string">
            <text:p text:style-name="P1"><text:span text:style-name="T2">Professor </text:span></text:p>
          </table:table-cell>
          <table:table-cell table:style-name="Table1.B10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11" office:value-type="string">
            <text:p text:style-name="P1"><text:span text:style-name="T2">Professor de História</text:span></text:p>
          </table:table-cell>
          <table:table-cell table:style-name="Table1.B11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12" office:value-type="string">
            <text:p text:style-name="P1"><text:span text:style-name="T2">Diretor de escola, institutos</text:span></text:p>
          </table:table-cell>
          <table:table-cell table:style-name="Table1.B12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13" office:value-type="string">
            <text:p text:style-name="P1"><text:span text:style-name="T2">Historiador</text:span></text:p>
          </table:table-cell>
          <table:table-cell table:style-name="Table1.B13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14" office:value-type="string">
            <text:p text:style-name="P1"><text:span text:style-name="T2">Palestrante</text:span></text:p>
          </table:table-cell>
          <table:table-cell table:style-name="Table1.B14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15" office:value-type="string">
            <text:p text:style-name="P1"><text:span text:style-name="T2">Economista</text:span></text:p>
          </table:table-cell>
          <table:table-cell table:style-name="Table1.B15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16" office:value-type="string">
            <text:p text:style-name="P1"><text:span text:style-name="T2">Empresário</text:span></text:p>
          </table:table-cell>
          <table:table-cell table:style-name="Table1.B16" office:value-type="string">
            <text:p text:style-name="P1"><text:span text:style-name="T2">4</text:span></text:p>
          </table:table-cell>
        </table:table-row>
        <table:table-row table:style-name="Table1.1">
          <table:table-cell table:style-name="Table1.A17" office:value-type="string">
            <text:p text:style-name="P1"><text:span text:style-name="T2">Filósofo (formado)</text:span></text:p>
          </table:table-cell>
          <table:table-cell table:style-name="Table1.B17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18" office:value-type="string">
            <text:p text:style-name="P1"><text:span text:style-name="T2">Youtuber</text:span></text:p>
          </table:table-cell>
          <table:table-cell table:style-name="Table1.B18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19" office:value-type="string">
            <text:p text:style-name="P1"><text:span text:style-name="T2">Pesquisador</text:span></text:p>
          </table:table-cell>
          <table:table-cell table:style-name="Table1.B19" office:value-type="string">
            <text:p text:style-name="P1"><text:span text:style-name="T2">4</text:span></text:p>
          </table:table-cell>
        </table:table-row>
        <table:table-row table:style-name="Table1.1">
          <table:table-cell table:style-name="Table1.A20" office:value-type="string">
            <text:p text:style-name="P1"><text:span text:style-name="T2">Teólogo </text:span></text:p>
          </table:table-cell>
          <table:table-cell table:style-name="Table1.B20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1" office:value-type="string">
            <text:p text:style-name="P1"><text:span text:style-name="T2">Sociólogo</text:span></text:p>
          </table:table-cell>
          <table:table-cell table:style-name="Table1.B21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22" office:value-type="string">
            <text:p text:style-name="P1"><text:span text:style-name="T2">Ligados à órgãos públicos (IBGE)</text:span></text:p>
          </table:table-cell>
          <table:table-cell table:style-name="Table1.B22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3" office:value-type="string">
            <text:p text:style-name="P1"><text:span text:style-name="T2">Ligados a entidades, think tanks conservadores-liberais (</text:span><text:span text:style-name="T3">Mises, Millenium e etc.</text:span><text:span text:style-name="T2">)</text:span></text:p>
          </table:table-cell>
          <table:table-cell table:style-name="Table1.B23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24" office:value-type="string">
            <text:p text:style-name="P1"><text:span text:style-name="T2">Padre</text:span></text:p>
          </table:table-cell>
          <table:table-cell table:style-name="Table1.B24" office:value-type="string">
            <text:p text:style-name="P1"><text:span text:style-name="T2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55:41.287189282</meta:creation-date>
    <dc:date>2020-11-10T16:58:30.397139466</dc:date>
    <meta:editing-duration>PT2M4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72" meta:character-count="424" meta:non-whitespace-character-count="396"/>
  </office:meta>
</office:document-meta>
</file>